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32pt" style:font-size-asian="32pt" style:font-size-complex="32pt"/>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text-properties fo:font-size="14pt" officeooo:rsid="0019189b" officeooo:paragraph-rsid="0019189b" style:font-size-asian="14pt" style:font-size-complex="14pt"/>
    </style:style>
    <style:style style:name="P7" style:family="paragraph" style:parent-style-name="Standard">
      <style:text-properties fo:font-size="14pt" officeooo:rsid="00194689" officeooo:paragraph-rsid="00194689" style:font-size-asian="14pt" style:font-size-complex="14pt"/>
    </style:style>
    <style:style style:name="P8" style:family="paragraph" style:parent-style-name="Standard">
      <style:text-properties fo:font-size="14pt" officeooo:paragraph-rsid="00194689" style:font-size-asian="14pt" style:font-size-complex="14pt"/>
    </style:style>
    <style:style style:name="P9" style:family="paragraph" style:parent-style-name="Standard">
      <style:text-properties fo:font-size="14pt" officeooo:rsid="0019bd41" officeooo:paragraph-rsid="0019bd41" style:font-size-asian="14pt" style:font-size-complex="14pt"/>
    </style:style>
    <style:style style:name="P10" style:family="paragraph" style:parent-style-name="Standard">
      <style:text-properties fo:font-size="14pt" officeooo:rsid="0019bd41" officeooo:paragraph-rsid="001b94bc" style:font-size-asian="14pt" style:font-size-complex="14pt"/>
    </style:style>
    <style:style style:name="P11" style:family="paragraph" style:parent-style-name="Standard">
      <style:text-properties fo:font-size="14pt" officeooo:rsid="0019bd41" officeooo:paragraph-rsid="001e999a" style:font-size-asian="14pt" style:font-size-complex="14pt"/>
    </style:style>
    <style:style style:name="P12" style:family="paragraph" style:parent-style-name="Standard">
      <style:text-properties fo:font-size="14pt" officeooo:paragraph-rsid="0019bd41" style:font-size-asian="14pt" style:font-size-complex="14pt"/>
    </style:style>
    <style:style style:name="P13" style:family="paragraph" style:parent-style-name="Standard">
      <style:text-properties fo:font-size="14pt" officeooo:rsid="001b94bc" officeooo:paragraph-rsid="001b94bc" style:font-size-asian="14pt" style:font-size-complex="14pt"/>
    </style:style>
    <style:style style:name="P14" style:family="paragraph" style:parent-style-name="Standard">
      <style:text-properties fo:font-size="14pt" officeooo:paragraph-rsid="001b94bc" style:font-size-asian="14pt" style:font-size-complex="14pt"/>
    </style:style>
    <style:style style:name="P15" style:family="paragraph" style:parent-style-name="Standard">
      <style:text-properties fo:font-size="14pt" officeooo:paragraph-rsid="001e999a" style:font-size-asian="14pt" style:font-size-complex="14pt"/>
    </style:style>
    <style:style style:name="P16" style:family="paragraph" style:parent-style-name="Standard">
      <style:text-properties fo:font-size="14pt" officeooo:rsid="00200faf" officeooo:paragraph-rsid="00200faf" style:font-size-asian="14pt" style:font-size-complex="14pt"/>
    </style:style>
    <style:style style:name="P17" style:family="paragraph" style:parent-style-name="Standard">
      <style:text-properties fo:font-size="14pt" officeooo:rsid="0021d658" officeooo:paragraph-rsid="0021d658" style:font-size-asian="14pt" style:font-size-complex="14pt"/>
    </style:style>
    <style:style style:name="P18" style:family="paragraph" style:parent-style-name="Standard">
      <style:text-properties fo:font-size="14pt" officeooo:paragraph-rsid="00235b40" style:font-size-asian="14pt" style:font-size-complex="14pt"/>
    </style:style>
    <style:style style:name="P19" style:family="paragraph" style:parent-style-name="Standard">
      <style:text-properties fo:font-size="14pt" officeooo:rsid="00235b40" officeooo:paragraph-rsid="00235b40" style:font-size-asian="14pt" style:font-size-complex="14pt"/>
    </style:style>
    <style:style style:name="P20" style:family="paragraph" style:parent-style-name="Standard">
      <style:text-properties fo:font-size="14pt" officeooo:rsid="00235b40" officeooo:paragraph-rsid="00246a91" style:font-size-asian="14pt" style:font-size-complex="14pt"/>
    </style:style>
    <style:style style:name="P21" style:family="paragraph" style:parent-style-name="Standard">
      <style:text-properties fo:font-size="14pt" officeooo:rsid="002504fe" officeooo:paragraph-rsid="002504fe" style:font-size-asian="14pt" style:font-size-complex="14pt"/>
    </style:style>
    <style:style style:name="P22" style:family="paragraph" style:parent-style-name="Standard">
      <style:paragraph-properties fo:text-align="center" style:justify-single-word="false"/>
      <style:text-properties fo:font-size="20pt" fo:font-weight="bold" officeooo:paragraph-rsid="00194689" style:font-size-asian="20pt" style:font-weight-asian="bold" style:font-size-complex="20pt" style:font-weight-complex="bold"/>
    </style:style>
    <style:style style:name="P23" style:family="paragraph" style:parent-style-name="Standard">
      <style:paragraph-properties fo:text-align="center" style:justify-single-word="false"/>
      <style:text-properties fo:font-size="20pt" fo:font-weight="bold" officeooo:paragraph-rsid="0019bd41" style:font-size-asian="20pt" style:font-weight-asian="bold" style:font-size-complex="20pt" style:font-weight-complex="bold"/>
    </style:style>
    <style:style style:name="P24" style:family="paragraph" style:parent-style-name="Standard">
      <style:paragraph-properties fo:text-align="center" style:justify-single-word="false"/>
      <style:text-properties fo:font-size="20pt" fo:font-weight="bold" officeooo:paragraph-rsid="001b94bc" style:font-size-asian="20pt" style:font-weight-asian="bold" style:font-size-complex="20pt" style:font-weight-complex="bold"/>
    </style:style>
    <style:style style:name="P25" style:family="paragraph" style:parent-style-name="Standard">
      <style:paragraph-properties fo:text-align="center" style:justify-single-word="false"/>
      <style:text-properties fo:font-size="20pt" fo:font-weight="bold" officeooo:paragraph-rsid="001e999a" style:font-size-asian="20pt" style:font-weight-asian="bold" style:font-size-complex="20pt" style:font-weight-complex="bold"/>
    </style:style>
    <style:style style:name="P26" style:family="paragraph" style:parent-style-name="Standard">
      <style:paragraph-properties fo:text-align="center" style:justify-single-word="false"/>
      <style:text-properties fo:font-size="20pt" fo:font-weight="bold" officeooo:paragraph-rsid="00235b40" style:font-size-asian="20pt" style:font-weight-asian="bold" style:font-size-complex="20pt" style:font-weight-complex="bold"/>
    </style:style>
    <style:style style:name="T1" style:family="text">
      <style:text-properties style:text-position="super 58%"/>
    </style:style>
    <style:style style:name="T2" style:family="text">
      <style:text-properties style:text-position="super 58%" fo:font-weight="normal" officeooo:rsid="00246a91" style:font-weight-asian="normal" style:font-weight-complex="normal"/>
    </style:style>
    <style:style style:name="T3" style:family="text">
      <style:text-properties style:text-position="0% 100%"/>
    </style:style>
    <style:style style:name="T4" style:family="text">
      <style:text-properties style:text-position="0% 100%" officeooo:rsid="00194689"/>
    </style:style>
    <style:style style:name="T5" style:family="text">
      <style:text-properties style:text-position="0% 100%" officeooo:rsid="0019189b"/>
    </style:style>
    <style:style style:name="T6" style:family="text">
      <style:text-properties style:text-position="0% 100%" officeooo:rsid="001b94bc"/>
    </style:style>
    <style:style style:name="T7" style:family="text">
      <style:text-properties style:text-position="0% 100%" officeooo:rsid="001e999a"/>
    </style:style>
    <style:style style:name="T8" style:family="text">
      <style:text-properties style:text-position="0% 100%" officeooo:rsid="00200faf"/>
    </style:style>
    <style:style style:name="T9" style:family="text">
      <style:text-properties style:text-position="0% 100%" officeooo:rsid="0021d658"/>
    </style:style>
    <style:style style:name="T10" style:family="text">
      <style:text-properties style:text-position="0% 100%" officeooo:rsid="00235b40"/>
    </style:style>
    <style:style style:name="T11" style:family="text">
      <style:text-properties style:text-position="0% 100%" fo:font-weight="bold" style:font-weight-asian="bold" style:font-weight-complex="bold"/>
    </style:style>
    <style:style style:name="T12" style:family="text">
      <style:text-properties style:text-position="0% 100%" fo:font-weight="normal" style:font-weight-asian="normal" style:font-weight-complex="normal"/>
    </style:style>
    <style:style style:name="T13" style:family="text">
      <style:text-properties style:text-position="0% 100%" fo:font-weight="normal" officeooo:rsid="00246a91" style:font-weight-asian="normal" style:font-weight-complex="normal"/>
    </style:style>
    <style:style style:name="T14" style:family="text">
      <style:text-properties style:text-position="0% 100%" officeooo:rsid="002504fe"/>
    </style:style>
    <style:style style:name="T15" style:family="text">
      <style:text-properties style:text-position="0% 100%" officeooo:rsid="0025f9cd"/>
    </style:style>
    <style:style style:name="T16" style:family="text">
      <style:text-properties officeooo:rsid="0016892c"/>
    </style:style>
    <style:style style:name="T17" style:family="text">
      <style:text-properties officeooo:rsid="001796cd"/>
    </style:style>
    <style:style style:name="T18" style:family="text">
      <style:text-properties officeooo:rsid="0019189b"/>
    </style:style>
    <style:style style:name="T19" style:family="text">
      <style:text-properties style:text-position="sub 58%"/>
    </style:style>
    <style:style style:name="T20" style:family="text">
      <style:text-properties officeooo:rsid="00194689"/>
    </style:style>
    <style:style style:name="T21" style:family="text">
      <style:text-properties officeooo:rsid="0019bd41"/>
    </style:style>
    <style:style style:name="T22" style:family="text">
      <style:text-properties officeooo:rsid="001b94bc"/>
    </style:style>
    <style:style style:name="T23" style:family="text">
      <style:text-properties officeooo:rsid="001e999a"/>
    </style:style>
    <style:style style:name="T24" style:family="text">
      <style:text-properties officeooo:rsid="0021d658"/>
    </style:style>
    <style:style style:name="T25" style:family="text">
      <style:text-properties officeooo:rsid="00235b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ataxe-64<text:span text:style-name="T16"> <text:s text:c="3"/>Frobenius</text:span>.</text:p>
      <text:p text:style-name="P4">Richard Parker <text:span text:style-name="T18">11</text:span>.<text:span text:style-name="T17">8</text:span>.201<text:span text:style-name="T18">6</text:span></text:p>
      <text:p text:style-name="P1"/>
      <text:p text:style-name="P5">Section 1 – Introduction</text:p>
      <text:p text:style-name="P2"/>
      <text:p text:style-name="P6">The zfr program does the Frobenius automorphism to a matrix – if the input matrix is A<text:span text:style-name="T19">ij</text:span><text:span text:style-name="T3"> over a field of order q = p</text:span><text:span text:style-name="T1">d</text:span><text:span text:style-name="T3">, the output matrix B</text:span><text:span text:style-name="T19">ij</text:span><text:span text:style-name="T3"> = (A</text:span><text:span text:style-name="T19">ij</text:span><text:span text:style-name="T3">)</text:span><text:span text:style-name="T1">p</text:span><text:span text:style-name="T3">.</text:span></text:p>
      <text:p text:style-name="P6"><text:span text:style-name="T3"/></text:p>
      <text:p text:style-name="P6"><text:span text:style-name="T3">There is already a </text:span><text:span text:style-name="T8">very </text:span><text:span text:style-name="T3">simple version zfr.c that does this using DUnpak, FieldMul p times and then DPak to put each entry into the answer matrix. <text:s/>This is a good starting point, but it is hopelessly slow for production purposes. <text:s/></text:span><text:span text:style-name="T4">(Famous last words) it visibly works, so is a suitable program for testing purposes.</text:span></text:p>
      <text:p text:style-name="P6"><text:span text:style-name="T3"/></text:p>
      <text:p text:style-name="P6"><text:span text:style-name="T3">I do not propose to put any assistance for </text:span><text:span text:style-name="T8">Frobenius</text:span><text:span text:style-name="T3"> into field.c. <text:s/>I am fairly sure this is the only program that would use it, so the program needs to do its own work.</text:span></text:p>
      <text:p text:style-name="P6"><text:span text:style-name="T3"/></text:p>
      <text:p text:style-name="P16"><text:span text:style-name="T3">The main workhorse of the program is the “Frobenius” subroutine as described in section 2. <text:s/>For the largest fields, this will be used in the simplest possible way - DUnpak each element of the matrix, call Frobenius to raise to the p’th power, then put the answer back into the result vector. <text:s/></text:span><text:span text:style-name="T9">This works for all fields and is a good place to start.</text:span></text:p>
      <text:p text:style-name="P16"><text:span text:style-name="T3"/></text:p>
      <text:p text:style-name="P16"><text:span text:style-name="T3">I believe it will always be fast enough to read the input one vector at a time. <text:s/>This will be a bit daft if the matrix has 1,000,000 rows and 1 column, and if you can be bothered, it might be worth doing lots of rows at once in this case, but the I/O routines are not completely hopeless and it might be best to try the “1-vector-at-a-time” approach and only fix it if it is broke.</text:span></text:p>
      <text:p text:style-name="P16"><text:span text:style-name="T3"/></text:p>
      <text:p text:style-name="P17"><text:span text:style-name="T3">For small fields (i.e. the ones that matter to you) that approach will be completely dominated by administration and mispredicted branches, and it is worth putting a look-up table approach in this case. <text:s/></text:span><text:span text:style-name="T14">You might think that the process will be dominated by spinning rust, but in practice Linux is quite good at cacheing big matrix files, and anyway we want to be good on SSDs, so I reckon it is worth doing better.</text:span></text:p>
      <text:p text:style-name="P6"><text:span text:style-name="T3"/></text:p>
      <text:p text:style-name="P6"><text:span text:style-name="T9">For smaller fields, t</text:span><text:span text:style-name="T3">he basic idea is that it uses Dfmt “by hand”. <text:s/>It treats the data as a stream of bytes and does the job itself. <text:s/>There are four cases depending on the data size, </text:span><text:span text:style-name="T14">though possibly DUnpak and DPak will be fast enough for 16, 32 and 64-bit data.</text:span></text:p>
      <text:p text:style-name="P6"><text:span text:style-name="T3"/></text:p>
      <text:p text:style-name="P17"><text:span text:style-name="T3">The first thing to get right is the case where the degree is 1. <text:s/>I suspect that we will have shell-scripts that </text:span><text:span text:style-name="T14">occasionally </text:span><text:span text:style-name="T3">do Frobenius on matrices over the prime field, and in this case I propose that if the degree is 1, the program just does a copy.</text:span></text:p>
      <text:p text:style-name="P6"><text:span text:style-name="T3"/></text:p>
      <text:p text:style-name="P6"><text:span text:style-name="T3">For practical purposes, the most important case is probably byte data, </text:span><text:span text:style-name="T4">and the general </text:span><text:soft-page-break/><text:span text:style-name="T4">plan is to do byte-wide table lookup</text:span><text:span text:style-name="T3">. <text:s/></text:span><text:span text:style-name="T4">This will be appropriate</text:span><text:span text:style-name="T3"> for all fields in {4,8,16,32,64,128,256,9,27,81,243,25,125,49,121,169}. <text:s/></text:span><text:span text:style-name="T4">The table fits comfortably in L1 cache, and should run at memory fetch/store speed (about 1.5 nSec/byte).</text:span></text:p>
      <text:p text:style-name="P6"><text:span text:style-name="T3"/></text:p>
      <text:p text:style-name="P7"><text:span text:style-name="T3">For 16-bit data, the approach is similar except that the extract, store and look-up table are 16 bits wide. <text:s/>For fields up to about 8,000 this will fit in L1 cache and will probably be even faster </text:span><text:span text:style-name="T9">(per byte) </text:span><text:span text:style-name="T3">than the 8-bit case. <text:s/>As the field tends towards 65536 it will need L2 cache and will slow down a bit, but should still be faster than </text:span><text:span text:style-name="T9">anything else </text:span><text:span text:style-name="T14">we could do</text:span><text:span text:style-name="T9">.</text:span></text:p>
      <text:p text:style-name="P7"><text:span text:style-name="T3"/></text:p>
      <text:p text:style-name="P7"><text:span text:style-name="T3">For 32-bit data there is a case for having a look-up table version for fields up to a few million. <text:s/>Eventually the time taken to compute this table will become significant, and the cache-access too slow (lazy evaluation involves an unpredictable branch, so is unlikely to be competitive) and we must accept that the field is now too big to use such an approach. <text:s/>Instead we need to use the </text:span><text:span text:style-name="T9">“</text:span><text:span text:style-name="T14">F</text:span><text:span text:style-name="T9">robenius” subroutine directly.</text:span></text:p>
      <text:p text:style-name="P7"><text:span text:style-name="T9"/></text:p>
      <text:p text:style-name="P25">Section <text:span text:style-name="T20">2</text:span> – <text:span text:style-name="T23">Frobenius on field elements.</text:span></text:p>
      <text:p text:style-name="P15"/>
      <text:p text:style-name="P11"><text:span text:style-name="T7">A key routine that is used native for large fields, and anyway needed for building look-up tables for smaller ones, takes a single field element and does the Frobenius automorphism to that. <text:s/>The basic plan is to use </text:span><text:span text:style-name="T14">FieldMul and </text:span><text:span text:style-name="T7">the binary method. <text:s/>Since the characteristic will be constant, this challenges the x86 to learn the pattern of branches, which it is probably pretty good at. <text:s/>We can fiddle with this. <text:s/>There are some primes for which a shorter addition chain exists, and we can code them in by hand if we can be bothered. <text:s/>I suggest a switch-statement, where the default case is to use the binary method, enabling us to improve particular characteristics if we want to. <text:s/></text:span><text:span text:style-name="T8">The smallest better addition chain is for 23 (1,2,4,5,9,18,23 is one shorter than 1,2,4,5,10,11,22,23 just so you can see what’s going on</text:span><text:span text:style-name="T14">)</text:span><text:span text:style-name="T8">. <text:s/>The other advantage of doing it by hand is that there are no branches on the bits of the characteristic at all.</text:span></text:p>
      <text:p text:style-name="P11"><text:span text:style-name="T8"/></text:p>
      <text:p text:style-name="P16"><text:span text:style-name="T3">I therefore propose . . .</text:span></text:p>
      <text:p text:style-name="P16"><text:span text:style-name="T3"/></text:p>
      <text:p text:style-name="P16"><text:span text:style-name="T3">FELT Frobenius(FIELD * f, FELT x) as the main routine to use.</text:span></text:p>
      <text:p text:style-name="P16"><text:span text:style-name="T3"/></text:p>
      <text:p text:style-name="P19"><text:span text:style-name="T3">I am aware that, for larger fields, the FieldMul routine may not have such good performance as it could have, though it should not be silly. <text:s/>My feeling is that, if we find ourselves really interested in doing a Frobenius in the field 65537</text:span><text:span text:style-name="T1">3</text:span><text:span text:style-name="T3"> the correct place to </text:span><text:span text:style-name="T14">start trying to </text:span><text:span text:style-name="T3">fix this performance problem is to upgrade FieldMul.</text:span></text:p>
      <text:p text:style-name="P7"><text:span text:style-name="T3"/></text:p>
      <text:p text:style-name="P22">Section <text:span text:style-name="T24">3</text:span> – <text:span text:style-name="T21">Prime Fields.</text:span></text:p>
      <text:p text:style-name="P8"/>
      <text:p text:style-name="P9"><text:span text:style-name="T3">Probably not of much practical significance, but I can imagine shell-scripts that include running the Frobenius program in an appropriate place, so the program must work correctly for all matrix inputs. <text:s/>If the field is of prime order, the program simply copies the input matrix to the output matrix. <text:s/>This is detected by checking f→pow in the FIELD structure, which contains d for fields of order p</text:span><text:span text:style-name="T1">d</text:span><text:span text:style-name="T3"> </text:span><text:span text:style-name="T9">and hence is 1 precisely </text:span><text:soft-page-break/><text:span text:style-name="T9">in this case.</text:span></text:p>
      <text:p text:style-name="P9"><text:span text:style-name="T3"/></text:p>
      <text:p text:style-name="P23">Section <text:span text:style-name="T24">4</text:span> – <text:span text:style-name="T21">Byte-Wide data.</text:span></text:p>
      <text:p text:style-name="P12"/>
      <text:p text:style-name="P9"><text:span text:style-name="T3">Perhaps the most important case is the byte-wide data, which (as stated above) is appropriate for the fields </text:span><text:span text:style-name="T5">{4,8,16,32,64,128,256,9,27,81,243,25,125,49,121,169}. <text:s/></text:span><text:span text:style-name="T3">They are detected by inspecting f→paktyp, which will be 3 or greater precisely for these field provided f→pow is not 1 (as in section </text:span><text:span text:style-name="T9">3</text:span><text:span text:style-name="T3">). <text:s/>The plan is to produce a look-up table lup8 consisting of 256 entries, where the i</text:span><text:span text:style-name="T1">th</text:span><text:span text:style-name="T3"> </text:span><text:span text:style-name="T9">entry </text:span><text:span text:style-name="T3">specifies what the Frobenius automorphism does to a byte of value i. <text:s/>The main work is then simply a question of running through the input bytes, using lup8 to determine the output byte, and putting it there. <text:s/>I suggest this is done using a subroutine</text:span></text:p>
      <text:p text:style-name="P9"><text:span text:style-name="T3"/></text:p>
      <text:p text:style-name="P10"><text:span text:style-name="T3">void pcunf(</text:span><text:span text:style-name="T6">uint8_t</text:span><text:span text:style-name="T3"> * inp, </text:span><text:span text:style-name="T6">uint8_t</text:span><text:span text:style-name="T3"> * oup, size_t len, </text:span><text:span text:style-name="T6">uint8_t</text:span><text:span text:style-name="T3"> * lup8)</text:span></text:p>
      <text:p text:style-name="P9"><text:span text:style-name="T3"/></text:p>
      <text:p text:style-name="P9"><text:span text:style-name="T3">as this will probably become part of the pcrit routine library in the end – written in assembler. <text:s/></text:span><text:span text:style-name="T6">The name means “Performance Critical UNary Function”. <text:s/>It is not there yet so it will need to be included in zfr2 in “c”, at least to start with.</text:span></text:p>
      <text:p text:style-name="P9"><text:span text:style-name="T6"/></text:p>
      <text:p text:style-name="P17"><text:span text:style-name="T6">C</text:span><text:span text:style-name="T3">onstructing the lup8 table is a bit messy, since 4,8,9 and 16 pack more than one field element into each byte. <text:s/>I suggest that these four are picked out by a switch statement (f→fdef is the field order). <text:s/>The packing for this case is obvious for 4 and 16. <text:s/>For 8 the top 2 bits are unused, followed by two bunches of three-bits. <text:s/>For 9 entries a,b are stored as a+9b. <text:s/>You do not need to know which order the entries are in (provided you put them back in the same place as you got them) but for the record, the first entry in a vector is always the lowest value entry – little-endian throughout. <text:s/>For 25+ it is merely a question of coverting uint8_t to FELT (=uint64_t). <text:s/>Once you have a single entry, the Frobenius routine can be called</text:span><text:span text:style-name="T6">.</text:span></text:p>
      <text:p text:style-name="P17"><text:span text:style-name="T6"/></text:p>
      <text:p text:style-name="P21"><text:span text:style-name="T6">Y</text:span><text:span text:style-name="T3">ou might think that this is inappropriate optimization, as indeed it probably is when the data comes from spinning rust. <text:s/>In practice, on big machines, the data is nearly always coming from a memory cache of the disk data, so fast operation is highly desirable. <text:s/>Also I am aware that SSDs are gradually coming along, with much better speed characteristics.</text:span></text:p>
      <text:p text:style-name="P13"><text:span text:style-name="T3"/></text:p>
      <text:p text:style-name="P24">Section <text:span text:style-name="T25">5</text:span> – <text:span text:style-name="T22">16-bit data.</text:span></text:p>
      <text:p text:style-name="P14"/>
      <text:p text:style-name="P13"><text:span text:style-name="T3">The 16-bit case is similar to the 8-bit case, but uses uint16_t </text:span><text:span text:style-name="T14">loads and stores</text:span><text:span text:style-name="T3"> instead of 8-bit stuff. <text:s/>I have no plans to produce a 16-bit version of pcunf, so the look-up routine will always be in “c”. <text:s/></text:span><text:span text:style-name="T10">On the plus side, there is only ever one entry in a uint16_t, so </text:span><text:span text:style-name="T15">building the look-up table </text:span><text:span text:style-name="T10">is not as messy as the 8-bit case.</text:span></text:p>
      <text:p text:style-name="P13"><text:span text:style-name="T10"/></text:p>
      <text:p text:style-name="P26">Section <text:span text:style-name="T25">6</text:span> – <text:span text:style-name="T25">32-bit data.</text:span></text:p>
      <text:p text:style-name="P18"/>
      <text:p text:style-name="P19"><text:span text:style-name="T3">I believe that for fields of order up to about 1,000,000 it is still best to use a look-up table. <text:s/>We will need to fiddle with that boundary once we have the final version, and </text:span><text:soft-page-break/><text:span text:style-name="T3">there is a danger that it depends on the characteristic and/or the size of the matrix. <text:s/>In any case there are two methods to use – either a big look-up table computed upfront (lazy will be poor because if the mispredicted branches) or just DUnpak / Frobenius / DPak.</text:span></text:p>
      <text:p text:style-name="P19"><text:span text:style-name="T3"/></text:p>
      <text:p text:style-name="P26">Section <text:span text:style-name="T25">7</text:span> – <text:span text:style-name="T25">64-bit data.</text:span></text:p>
      <text:p text:style-name="P18"/>
      <text:p text:style-name="P19"><text:span text:style-name="T3">Once a field entry exceeds 32-bits, I suspect that the best we can do is </text:span><text:span text:style-name="T15">simply use</text:span><text:span text:style-name="T3"> DUnpak / Frobenius / DPak. <text:s/></text:span><text:span text:style-name="T15">That will certainly be pretty good to be going on with, and if (as I said) the performance seems inadequate, the first place to look is FieldMul.</text:span><text:span text:style-name="T3"> <text:s text:c="3"/></text:span></text:p>
      <text:p text:style-name="P19"><text:span text:style-name="T3"/></text:p>
      <text:p text:style-name="P26">Section <text:span text:style-name="T25">8</text:span> – <text:span text:style-name="T25">Other methods to consider later, perhaps.</text:span></text:p>
      <text:p text:style-name="P18"/>
      <text:p text:style-name="P19"><text:span text:style-name="T3">It is my opinion that the above methods will be adequate for all fields. <text:s/>I have listed here my thoughts on other approaches (which I do </text:span><text:span text:style-name="T11">not</text:span><text:span text:style-name="T12"> recommend) just for the record, so that we have as many ideas as possible if, by some chance, this turns out to be inadequate.</text:span></text:p>
      <text:p text:style-name="P19"><text:span text:style-name="T12"/></text:p>
      <text:p text:style-name="P20"><text:span text:style-name="T12">One approach is the “split lookup table”. <text:s/>Since Frobenius is an automorphism, we have that Frobenius ( a + b ) = Frobenius ( a ) + Frobenius ( b ). <text:s/>We may therefore proceed by chopping up our input entry into two (or more) parts, computing the Frobenius of each part separately using a look-up table, and then adding the results. <text:s/>This is clearly very easy for large fields of characteristic 2, where the splitting and adding are very fast indeed. <text:s/></text:span><text:span text:style-name="T13">A similar approach is possible in odd characteristic, particularly if Barrett can be used to avoid the need for a division.</text:span></text:p>
      <text:p text:style-name="P20"><text:span text:style-name="T13"/></text:p>
      <text:p text:style-name="P20"><text:span text:style-name="T13">Another approach that might turn out to be better is to rely on the Albrecht extraction and assembly, where a whole matrix in the field of order p</text:span><text:span text:style-name="T2">d</text:span><text:span text:style-name="T13"> is converted to and from d matrices over the field of order p. <text:s/>The Frobenius automorphism can then be performed by doing linear operations on the set of matrices mod p. <text:s/>Whether this turns out to be competitive may depend on how fast the Albrecht extraction and assembly is, and we can reconsider this option once we know the answer to that. <text:s/>To be honest, I doubt if this will be faster than a simple look-up, but may be competitive for large fields of odd characteristic. <text:s/>I do not propose to consider this further at this st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6-08-11T10:52:02.646760895</dc:date>
    <meta:editing-duration>PT23H40M</meta:editing-duration>
    <meta:editing-cycles>103</meta:editing-cycles>
    <meta:generator>LibreOffice/5.1.4.2$Linux_X86_64 LibreOffice_project/10m0$Build-2</meta:generator>
    <meta:printed-by>User </meta:printed-by>
    <meta:print-date>2012-08-06T12:45:35</meta:print-date>
    <meta:document-statistic meta:table-count="0" meta:image-count="0" meta:object-count="0" meta:page-count="4" meta:paragraph-count="37" meta:word-count="1820" meta:character-count="10104" meta:non-whitespace-character-count="8247"/>
  </office:meta>
</office:document-meta>
</file>